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89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tegory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52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ontact_id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am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roduct</text:p>
          </table:table-cell>
          <table:table-cell office:value-type="string" table:style-name="ce1">
            <text:p>cours adulte salle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roduct</text:p>
          </table:table-cell>
          <table:table-cell office:value-type="string" table:style-name="ce1">
            <text:p>cours enfant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roduct</text:p>
          </table:table-cell>
          <table:table-cell office:value-type="string" table:style-name="ce1">
            <text:p>cours exterieur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roduct</text:p>
          </table:table-cell>
          <table:table-cell office:value-type="string" table:style-name="ce1">
            <text:p>cours parent bébé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product</text:p>
          </table:table-cell>
          <table:table-cell office:value-type="string" table:style-name="ce1">
            <text:p>adhésion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phpMyAdmin 4.6.6deb4</meta:initial-creator>
    <dc:creator>Emmanuel Deveze</dc:creator>
    <meta:creation-date>2019-09-30T10:03:43Z</meta:creation-date>
    <dc:date>2019-10-14T11:38:02Z</dc:date>
  </office:meta>
</office:document-meta>
</file>